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75F7D1959B843410.png" manifest:media-type="image/png"/>
  <manifest:file-entry manifest:full-path="Pictures/10000001000002000000020015A3BB2547C82090.png" manifest:media-type="image/png"/>
  <manifest:file-entry manifest:full-path="Pictures/10000001000002000000020049D5B0B3D024DEED.png" manifest:media-type="image/png"/>
  <manifest:file-entry manifest:full-path="Pictures/1000000100000200000002006DAD29D379BD6A2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3465a4" draw:textarea-horizontal-align="justify" draw:textarea-vertical-align="middle" draw:auto-grow-height="false" fo:min-height="11.25cm" fo:min-width="2.5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1.25cm" fo:min-width="2.75cm"/>
    </style:style>
    <style:style style:name="gr3" style:family="graphic" style:parent-style-name="standard">
      <style:graphic-properties svg:stroke-color="#3465a4" draw:fill-color="#dee6ef" draw:textarea-horizontal-align="justify" draw:textarea-vertical-align="middle" draw:auto-grow-height="false" fo:min-height="11.25cm" fo:min-width="2.25cm"/>
    </style:style>
    <style:style style:name="gr4" style:family="graphic" style:parent-style-name="standard">
      <style:graphic-properties draw:stroke="solid" svg:stroke-width="0.018cm" svg:stroke-color="#000000" draw:marker-start="" draw:marker-start-width="0.287cm" draw:marker-start-center="false" draw:marker-end="" draw:marker-end-width="0.287cm" draw:marker-end-center="false" draw:stroke-linejoin="miter" draw:fill="solid" draw:fill-color="#dee6ef" draw:secondary-fill-color="#d4ea6b" draw:opacity="100%" draw:textarea-horizontal-align="center" draw:textarea-vertical-align="middle" draw:auto-grow-height="false" draw:fit-to-size="false" style:shrink-to-fit="false" fo:min-height="1.001cm" fo:min-width="8.261cm" fo:padding-top="0.125cm" fo:padding-bottom="0.125cm" fo:padding-left="0.245cm" fo:padding-right="0.245cm" fo:wrap-option="wrap" draw:shadow="visible" draw:shadow-offset-x="0.07cm" draw:shadow-offset-y="0.07cm" draw:shadow-color="#2a6099" draw:shadow-opacity="20%"/>
      <style:paragraph-properties style:writing-mode="lr-tb"/>
    </style:style>
    <style:style style:name="gr5" style:family="graphic" style:parent-style-name="standard">
      <style:graphic-properties draw:stroke="solid" svg:stroke-width="0.018cm" svg:stroke-color="#ffffff" draw:marker-start="" draw:marker-start-width="0.287cm" draw:marker-start-center="false" draw:marker-end="" draw:marker-end-width="0.287cm" draw:marker-end-center="false" draw:stroke-linejoin="miter" draw:fill="solid" draw:fill-color="#28471f" draw:secondary-fill-color="#d4ea6b" draw:opacity="100%" draw:textarea-horizontal-align="center" draw:textarea-vertical-align="middle" draw:auto-grow-height="false" draw:fit-to-size="false" style:shrink-to-fit="false" fo:min-height="1.001cm" fo:min-width="8.261cm" fo:padding-top="0.125cm" fo:padding-bottom="0.125cm" fo:padding-left="0.245cm" fo:padding-right="0.245cm" fo:wrap-option="wrap" draw:shadow="visible" draw:shadow-offset-x="0.071cm" draw:shadow-offset-y="0.071cm" draw:shadow-color="#2a6099" draw:shadow-opacity="20%"/>
      <style:paragraph-properties style:writing-mode="lr-tb"/>
    </style:style>
    <style:style style:name="gr6" style:family="graphic" style:parent-style-name="standard">
      <style:graphic-properties svg:stroke-width="0.529cm" svg:stroke-color="#5983b0" draw:marker-start="Extrémités_20_de_20_flèche_20_2" draw:marker-start-width="1.093cm" draw:marker-end="" draw:marker-end-width="1.093cm" draw:textarea-vertical-align="middle" fo:padding-top="0.389cm" fo:padding-bottom="0.389cm" fo:padding-left="0.514cm" fo:padding-right="0.514cm" draw:shadow="hidden"/>
    </style:style>
    <style:style style:name="gr7" style:family="graphic" style:parent-style-name="standard">
      <style:graphic-properties svg:stroke-width="0.529cm" svg:stroke-color="#b4c7dc" draw:marker-start="Extrémités_20_de_20_flèche_20_2" draw:marker-start-width="1.093cm" draw:marker-end="" draw:marker-end-width="1.093cm" draw:textarea-vertical-align="middle" fo:padding-top="0.389cm" fo:padding-bottom="0.389cm" fo:padding-left="0.514cm" fo:padding-right="0.514cm" draw:shadow="hidden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5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69cm" draw:shadow="hidden"/>
      <style:paragraph-properties style:writing-mode="lr-tb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dee6e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28471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22pt"/>
    </style:style>
    <style:style style:name="P8" style:family="paragraph">
      <loext:graphic-properties draw:fill="none" draw:fill-color="#ffffff"/>
      <style:paragraph-properties fo:text-align="center"/>
      <style:text-properties fo:font-size="22pt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11.5cm" svg:x="16.5cm" svg:y="2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11.5cm" svg:x="9cm" svg:y="2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5cm" svg:height="11.5cm" svg:x="1.75cm" svg:y="2.75cm">
          <text:p/>
          <draw:enhanced-geometry svg:viewBox="0 0 21600 21600" draw:type="rectangle" draw:enhanced-path="M 0 0 L 21600 0 21600 21600 0 21600 0 0 Z N"/>
        </draw:custom-shape>
        <draw:custom-shape draw:name="blue_4" draw:style-name="gr4" draw:text-style-name="P5" draw:layer="layout" svg:width="8.75cm" svg:height="1.25cm" draw:transform="rotate (1.57917390720447) translate (18cm 12.76cm)">
          <text:p text:style-name="P4"><text:span text:style-name="T1">Dont-code Plugin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blue_ 1" draw:style-name="gr5" draw:text-style-name="P6" draw:layer="layout" svg:width="8.75cm" svg:height="1.25cm" draw:transform="rotate (1.57917390720447) translate (10.5cm 12.76cm)">
          <text:p text:style-name="P4"><text:span text:style-name="T1">Enteprise Plugin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blue_ 2" draw:style-name="gr5" draw:text-style-name="P6" draw:layer="layout" svg:width="8.75cm" svg:height="1.25cm" draw:transform="rotate (1.57917390720447) translate (2.823cm 12.76cm)">
          <text:p text:style-name="P4"><text:span text:style-name="T1">User Applications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6" draw:text-style-name="P2" draw:layer="layout" svg:x1="12.5cm" svg:y1="8.5cm" svg:x2="16.25cm" svg:y2="8.5cm">
          <text:p/>
        </draw:line>
        <draw:line draw:style-name="gr7" draw:text-style-name="P2" draw:layer="layout" svg:x1="4.75cm" svg:y1="8.5cm" svg:x2="8.5cm" svg:y2="8.5cm">
          <text:p/>
        </draw:line>
        <draw:frame draw:style-name="gr8" draw:text-style-name="P2" draw:layer="layout" svg:width="2.25cm" svg:height="2.25cm" svg:x="5.5cm" svg:y="10.25cm">
          <draw:image xlink:href="Pictures/1000000100000200000002006DAD29D379BD6A22.png" xlink:type="simple" xlink:show="embed" xlink:actuate="onLoad" draw:mime-type="image/png">
            <text:p/>
          </draw:image>
        </draw:frame>
        <draw:frame draw:style-name="gr8" draw:text-style-name="P2" draw:layer="layout" svg:width="2.25cm" svg:height="2.25cm" svg:x="13.5cm" svg:y="10.25cm">
          <draw:image xlink:href="Pictures/10000001000002000000020049D5B0B3D024DEED.png" xlink:type="simple" xlink:show="embed" xlink:actuate="onLoad" draw:mime-type="image/png">
            <text:p/>
          </draw:image>
        </draw:frame>
        <draw:frame draw:style-name="gr9" draw:text-style-name="P8" draw:layer="layout" svg:width="3.25cm" svg:height="1.119cm" svg:x="12.75cm" svg:y="8.881cm">
          <draw:text-box>
            <text:p text:style-name="P7">IT dev</text:p>
          </draw:text-box>
        </draw:frame>
        <draw:frame draw:style-name="gr10" draw:text-style-name="P8" draw:layer="layout" svg:width="3.25cm" svg:height="1.119cm" svg:x="5cm" svg:y="8.881cm">
          <draw:text-box>
            <text:p text:style-name="P7">User</text:p>
          </draw:text-box>
        </draw:frame>
        <draw:frame draw:style-name="gr8" draw:text-style-name="P2" draw:layer="layout" svg:width="1.75cm" svg:height="1.75cm" svg:x="13.5cm" svg:y="6cm">
          <draw:image xlink:href="Pictures/10000001000002000000020015A3BB2547C82090.png" xlink:type="simple" xlink:show="embed" xlink:actuate="onLoad" draw:mime-type="image/png">
            <text:p/>
          </draw:image>
        </draw:frame>
        <draw:frame draw:style-name="gr8" draw:text-style-name="P2" draw:layer="layout" svg:width="1.75cm" svg:height="1.75cm" svg:x="5.75cm" svg:y="6cm">
          <draw:image xlink:href="Pictures/10000001000002000000020075F7D1959B84341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0T10:40:18.973191101</meta:creation-date>
    <dc:date>2022-07-10T11:24:24.949643429</dc:date>
    <meta:editing-duration>PT13M26S</meta:editing-duration>
    <meta:editing-cycles>2</meta:editing-cycles>
    <meta:generator>LibreOffice/7.3.4.2$Linux_X86_64 LibreOffice_project/30$Build-2</meta:generator>
    <meta:document-statistic meta:object-count="14"/>
  </office:meta>
</office:document-meta>
</file>